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margin-top="0cm" fo:margin-bottom="0.071cm" loext:contextual-spacing="false" style:page-number="auto"/>
    </style:style>
    <style:style style:name="P2" style:family="paragraph" style:parent-style-name="Standard">
      <style:paragraph-properties fo:margin-top="0cm" fo:margin-bottom="0.141cm" loext:contextual-spacing="false"/>
    </style:style>
    <style:style style:name="P3" style:family="paragraph" style:parent-style-name="List_20_Paragraph" style:list-style-name="WWNum2">
      <style:paragraph-properties fo:margin-top="0cm" fo:margin-bottom="0.141cm" loext:contextual-spacing="true"/>
    </style:style>
    <style:style style:name="P4" style:family="paragraph" style:parent-style-name="List_20_Paragraph" style:list-style-name="WWNum3">
      <style:paragraph-properties fo:margin-top="0cm" fo:margin-bottom="0.141cm" loext:contextual-spacing="true"/>
    </style:style>
    <style:style style:name="P5" style:family="paragraph" style:parent-style-name="List_20_Paragraph" style:list-style-name="WWNum3">
      <style:paragraph-properties fo:margin-top="0cm" fo:margin-bottom="0.141cm" loext:contextual-spacing="true"/>
      <style:text-properties officeooo:rsid="0016f267" officeooo:paragraph-rsid="0016f267"/>
    </style:style>
    <style:style style:name="P6" style:family="paragraph" style:parent-style-name="List_20_Paragraph" style:list-style-name="WWNum3">
      <style:paragraph-properties fo:margin-left="0cm" fo:margin-right="0cm" fo:margin-top="0cm" fo:margin-bottom="0.141cm" loext:contextual-spacing="true" fo:text-indent="0cm" style:auto-text-indent="false"/>
      <style:text-properties officeooo:rsid="0016f267" officeooo:paragraph-rsid="0016f267"/>
    </style:style>
    <style:style style:name="T1" style:family="text">
      <style:text-properties style:font-name="Arial" fo:font-size="16pt" style:text-underline-style="solid" style:text-underline-width="auto" style:text-underline-color="font-color" fo:font-weight="bold" style:font-size-asian="16pt" style:font-weight-asian="bold" style:font-name-complex="Arial1" style:font-size-complex="14pt" style:font-weight-complex="bold"/>
    </style:style>
    <style:style style:name="T2" style:family="text">
      <style:text-properties style:font-name="Arial" fo:font-size="14pt" fo:font-weight="bold" style:font-size-asian="14pt" style:font-weight-asian="bold" style:font-name-complex="Arial1" style:font-size-complex="12pt" style:font-weight-complex="bold"/>
    </style:style>
    <style:style style:name="T3" style:family="text">
      <style:text-properties style:font-name="Arial" fo:font-size="12pt" style:font-size-asian="12pt" style:font-name-complex="Arial1" style:font-size-complex="11pt"/>
    </style:style>
    <style:style style:name="T4" style:family="text">
      <style:text-properties style:font-name="Arial" fo:font-size="12pt" officeooo:rsid="0016f267" style:font-size-asian="12pt" style:font-name-complex="Arial1" style:font-size-complex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ENGR101 Project 3 (AVC)</text:span></text:p>
      <text:p text:style-name="P2"><text:span text:style-name="T2">Meeting Log:</text:span></text:p>
      <text:p text:style-name="P2"><text:span text:style-name="T3">02/06/20 First Meeting:</text:span></text:p>
      <text:list xml:id="list3305101442" text:style-name="WWNum2">
        <text:list-item>
          <text:p text:style-name="P3"><text:span text:style-name="T3">Appointed the team’s positions</text:span></text:p>
        </text:list-item>
        <text:list-item>
          <text:p text:style-name="P3"><text:span text:style-name="T3">Made an initial plan for starting up the project and who is doing what.</text:span></text:p>
          <text:list>
            <text:list-item>
              <text:p text:style-name="P3"><text:span text:style-name="T3">Will and Zunayed did the test cases</text:span></text:p>
            </text:list-item>
            <text:list-item>
              <text:p text:style-name="P3"><text:span text:style-name="T4">Sukhjinder</text:span><text:span text:style-name="T3"> did the ensured that the plan was done and that SFML was installed on the machines.</text:span></text:p>
            </text:list-item>
            <text:list-item>
              <text:p text:style-name="P3"><text:span text:style-name="T3">Elliot made sure that the pictures from the ECS website were pushed to the GitHub repo</text:span></text:p>
            </text:list-item>
          </text:list>
        </text:list-item>
        <text:list-item>
          <text:p text:style-name="P3"><text:span text:style-name="T3">We sorted out the logistics with what operating system everyone was using and how we are going to manage the code for everyone.</text:span></text:p>
          <text:list>
            <text:list-item>
              <text:p text:style-name="P3"><text:span text:style-name="T3">Elliot and Sukhjinder: Linux</text:span></text:p>
            </text:list-item>
            <text:list-item>
              <text:p text:style-name="P3"><text:span text:style-name="T3">Will and Zunayed: Windows</text:span></text:p>
            </text:list-item>
          </text:list>
        </text:list-item>
      </text:list>
      <text:p text:style-name="P2"><text:span text:style-name="T3">03/06/20 Second Meeting:</text:span></text:p>
      <text:list xml:id="list2621953235" text:style-name="WWNum3">
        <text:list-item>
          <text:p text:style-name="P4"><text:span text:style-name="T3">Sorted out the schedule for the next main part of the project</text:span></text:p>
          <text:list>
            <text:list-item>
              <text:p text:style-name="P5">Elliot sorting out the code for core part of project</text:p>
            </text:list-item>
            <text:list-item>
              <text:p text:style-name="P5">Will and Zunayed sorting out the test cases for the core part fo code</text:p>
            </text:list-item>
            <text:list-item>
              <text:p text:style-name="P5">Sukhjinder made a start on the progress report for the project</text:p>
            </text:list-item>
            <text:list-item>
              <text:p text:style-name="P5">Planned a meeting for 09/06/20</text:p>
              <text:p text:style-name="P6"/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NZ" style:letter-kerning="false" style:font-name-asian="Calibri1" style:font-size-asian="11pt" style:language-asian="en" style:country-asian="US" style:font-name-complex="Mangal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NZ" style:letter-kerning="false" style:font-name-asian="Calibri1" style:font-size-asian="11pt" style:language-asian="en" style:country-asian="US" style:font-name-complex="Mangal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font-name-complex="Mangal" style:font-family-complex="Mangal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="Arial" fo:font-family="Arial" style:font-family-generic="roman" style:font-pitch="variable" fo:font-size="12pt"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="Arial" fo:font-family="Arial" style:font-family-generic="roman" style:font-pitch="variable" fo:font-size="12pt"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ukhjinder Singh</meta:initial-creator>
    <meta:editing-cycles>2</meta:editing-cycles>
    <meta:creation-date>2020-06-09T03:58:00</meta:creation-date>
    <dc:date>2020-06-09T16:44:15.148171519</dc:date>
    <meta:editing-duration>PT42M11S</meta:editing-duration>
    <meta:generator>LibreOffice/6.0.7.3$Linux_X86_64 LibreOffice_project/00m0$Build-3</meta:generator>
    <meta:document-statistic meta:table-count="0" meta:image-count="0" meta:object-count="0" meta:page-count="1" meta:paragraph-count="18" meta:word-count="167" meta:character-count="866" meta:non-whitespace-character-count="730"/>
    <meta:user-defined meta:name="AppVersion">16.0000</meta:user-defined>
    <meta:user-defined meta:name="ContentTypeId">0x01010099EF0B2EB7FC43418BA76EE55AA53F74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